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7598" officeooo:paragraph-rsid="00077598"/>
    </style:style>
    <style:style style:name="P2" style:family="paragraph" style:parent-style-name="Preformatted_20_Text">
      <style:text-properties fo:color="#000000" style:font-name="DejaVu Sans Mono" officeooo:rsid="00077598" officeooo:paragraph-rsid="00077598"/>
    </style:style>
    <style:style style:name="P3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4" style:family="paragraph" style:parent-style-name="Preformatted_20_Text">
      <style:text-properties fo:color="#000000"/>
    </style:style>
    <style:style style:name="P5" style:family="paragraph" style:parent-style-name="Preformatted_20_Text">
      <style:text-properties fo:color="#000000" style:font-name="DejaVu Sans Mono"/>
    </style:style>
    <style:style style:name="T1" style:family="text">
      <style:text-properties fo:color="#808000"/>
    </style:style>
    <style:style style:name="T2" style:family="text">
      <style:text-properties fo:color="#008000"/>
    </style:style>
    <style:style style:name="T3" style:family="text">
      <style:text-properties fo:color="#008000" fo:font-weight="bold"/>
    </style:style>
    <style:style style:name="T4" style:family="text">
      <style:text-properties fo:color="#008000" style:font-name="DejaVu Sans Mono" fo:font-weight="bold"/>
    </style:style>
    <style:style style:name="T5" style:family="text">
      <style:text-properties fo:color="#000080" fo:font-weight="bold"/>
    </style:style>
    <style:style style:name="T6" style:family="text">
      <style:text-properties fo:color="#000080" style:font-name="DejaVu Sans Mono" fo:font-weight="bold"/>
    </style:style>
    <style:style style:name="T7" style:family="text">
      <style:text-properties fo:color="#008080"/>
    </style:style>
    <style:style style:name="T8" style:family="text">
      <style:text-properties fo:color="#008080" style:font-name="DejaVu Sans Mono"/>
    </style:style>
    <style:style style:name="T9" style:family="text">
      <style:text-properties fo:color="#371f80"/>
    </style:style>
    <style:style style:name="T10" style:family="text">
      <style:text-properties fo:color="#371f80" style:font-name="DejaVu Sans Mono"/>
    </style:style>
    <style:style style:name="T11" style:family="text">
      <style:text-properties style:font-name="DejaVu Sans Mono"/>
    </style:style>
    <style:style style:name="T12" style:family="text">
      <style:text-properties fo:color="#660e7a" style:font-name="DejaVu Sans Mono"/>
    </style:style>
    <style:style style:name="T13" style:family="text">
      <style:text-properties fo:color="#0000ff" style:font-name="DejaVu Sans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ча.</text:p>
      <text:p text:style-name="P1"><text:tab/>С помощью кучи мы можем быстро находить максимальный элемент в списке. Тогда давайте будем находить максимальный элемент, удалять его из кучи, добавляя в итоговый массив. И повторять этот алгоритм, пока куча не опустеет. Так как мы каждый раз доставали максимальный элемент из кучи, то значит итоговый массив будет отсортированным. </text:p>
      <text:p text:style-name="P1"/>
      <text:p text:style-name="P2"><text:span text:style-name="T1">#include</text:span><text:span text:style-name="T2"> </text:span><text:span text:style-name="T3">&lt;iostream&gt;</text:span></text:p>
      <text:p text:style-name="P5"><text:span text:style-name="T1">#include</text:span><text:span text:style-name="T2"> </text:span><text:span text:style-name="T3">&lt;vector&gt;</text:span></text:p>
      <text:p text:style-name="P5"><text:span text:style-name="T1">#include</text:span><text:span text:style-name="T2"> </text:span><text:span text:style-name="T3">&lt;iterator&gt;</text:span></text:p>
      <text:p text:style-name="P5"><text:span text:style-name="T1">#include</text:span><text:span text:style-name="T2"> </text:span><text:span text:style-name="T3">&lt;tuple&gt;</text:span></text:p>
      <text:p text:style-name="P5"><text:span text:style-name="T1">#include</text:span><text:span text:style-name="T2"> </text:span><text:span text:style-name="T3">&lt;climits&gt;</text:span></text:p>
      <text:p text:style-name="P5"><text:span text:style-name="T5">typedef </text:span><text:span text:style-name="T7">std</text:span>::<text:span text:style-name="T7">vector</text:span>&lt;<text:span text:style-name="T5">long</text:span>&gt;::<text:span text:style-name="T9">iterator Iter</text:span>;</text:p>
      <text:p text:style-name="P5"><text:span text:style-name="T5">class </text:span><text:span text:style-name="T7">Heap </text:span>{</text:p>
      <text:p text:style-name="P5"><text:span text:style-name="T5">public</text:span>:</text:p>
      <text:p text:style-name="P4"><text:s text:c="4"/><text:span text:style-name="T11">Heap(</text:span><text:span text:style-name="T8">std</text:span><text:span text:style-name="T11">::</text:span><text:span text:style-name="T8">vector</text:span><text:span text:style-name="T11">&lt;</text:span><text:span text:style-name="T6">long</text:span><text:span text:style-name="T11">&gt; &amp; arr) : </text:span><text:span text:style-name="T12">array</text:span><text:span text:style-name="T11">(arr) {</text:span></text:p>
      <text:p text:style-name="P4"><text:s text:c="8"/><text:span text:style-name="T12">heap_begin </text:span><text:span text:style-name="T11">= arr.begin();</text:span></text:p>
      <text:p text:style-name="P4"><text:s text:c="8"/><text:span text:style-name="T12">heap_end </text:span><text:span text:style-name="T11">= arr.end();</text:span></text:p>
      <text:p text:style-name="P4"><text:s text:c="8"/><text:span text:style-name="T11">build_heap();</text:span></text:p>
      <text:p text:style-name="P4"><text:s text:c="4"/><text:span text:style-name="T11">}</text:span></text:p>
      <text:p text:style-name="P4"><text:s text:c="4"/><text:span text:style-name="T6">static void </text:span><text:span text:style-name="T11">sort(</text:span><text:span text:style-name="T8">std</text:span><text:span text:style-name="T11">::</text:span><text:span text:style-name="T8">vector</text:span><text:span text:style-name="T11">&lt;</text:span><text:span text:style-name="T6">long</text:span><text:span text:style-name="T11">&gt; &amp; arr) {</text:span></text:p>
      <text:p text:style-name="P4"><text:s text:c="8"/><text:span text:style-name="T8">Heap </text:span><text:span text:style-name="T11">h(arr);</text:span></text:p>
      <text:p text:style-name="P4"><text:s text:c="8"/><text:span text:style-name="T6">for</text:span><text:span text:style-name="T11">(</text:span><text:span text:style-name="T10">Iter </text:span><text:span text:style-name="T11">i = h.</text:span><text:span text:style-name="T12">heap_end </text:span><text:span text:style-name="T8">- </text:span><text:span text:style-name="T13">1</text:span><text:span text:style-name="T11">; i </text:span><text:span text:style-name="T8">!= </text:span><text:span text:style-name="T11">h.</text:span><text:span text:style-name="T12">heap_begin</text:span><text:span text:style-name="T11">; i</text:span><text:span text:style-name="T8">--</text:span><text:span text:style-name="T11">) {</text:span></text:p>
      <text:p text:style-name="P4"><text:s text:c="12"/><text:span text:style-name="T8">std</text:span><text:span text:style-name="T11">::swap(</text:span><text:span text:style-name="T8">*</text:span><text:span text:style-name="T11">h.</text:span><text:span text:style-name="T12">heap_begin</text:span><text:span text:style-name="T11">, </text:span><text:span text:style-name="T8">*</text:span><text:span text:style-name="T11">i);</text:span></text:p>
      <text:p text:style-name="P4"><text:s text:c="12"/><text:span text:style-name="T11">h.</text:span><text:span text:style-name="T12">heap_end</text:span><text:span text:style-name="T8">--</text:span><text:span text:style-name="T11">;</text:span></text:p>
      <text:p text:style-name="P4"><text:s text:c="12"/><text:span text:style-name="T11">h.heapify(h.</text:span><text:span text:style-name="T12">heap_begin</text:span><text:span text:style-name="T11">);</text:span></text:p>
      <text:p text:style-name="P4"><text:s text:c="8"/><text:span text:style-name="T11">}</text:span></text:p>
      <text:p text:style-name="P4"><text:s text:c="4"/><text:span text:style-name="T11">}</text:span></text:p>
      <text:p text:style-name="P5"><text:span text:style-name="T5">private</text:span>:</text:p>
      <text:p text:style-name="P4"><text:s text:c="4"/><text:span text:style-name="T10">Iter </text:span><text:span text:style-name="T11">left(</text:span><text:span text:style-name="T10">Iter </text:span><text:span text:style-name="T11">i) {</text:span></text:p>
      <text:p text:style-name="P4"><text:s text:c="8"/><text:span text:style-name="T10">Iter </text:span><text:span text:style-name="T11">l = </text:span><text:span text:style-name="T12">heap_begin </text:span><text:span text:style-name="T8">+ </text:span><text:span text:style-name="T11">(i </text:span><text:span text:style-name="T8">- </text:span><text:span text:style-name="T12">heap_begin</text:span><text:span text:style-name="T11">) * </text:span><text:span text:style-name="T13">2 </text:span><text:span text:style-name="T8">+ </text:span><text:span text:style-name="T13">1</text:span><text:span text:style-name="T11">;</text:span></text:p>
      <text:p text:style-name="P4"><text:s text:c="8"/><text:span text:style-name="T6">return </text:span><text:span text:style-name="T11">l </text:span><text:span text:style-name="T8">&gt;= </text:span><text:span text:style-name="T12">heap_end </text:span><text:span text:style-name="T11">? </text:span><text:span text:style-name="T12">heap_end </text:span><text:span text:style-name="T11">: l;</text:span></text:p>
      <text:p text:style-name="P4"><text:s text:c="4"/><text:span text:style-name="T11">}</text:span></text:p>
      <text:p text:style-name="P4"><text:s text:c="4"/><text:span text:style-name="T10">Iter </text:span><text:span text:style-name="T11">rigth(</text:span><text:span text:style-name="T10">Iter </text:span><text:span text:style-name="T11">i) {</text:span></text:p>
      <text:p text:style-name="P4"><text:s text:c="8"/><text:span text:style-name="T10">Iter </text:span><text:span text:style-name="T11">r = </text:span><text:span text:style-name="T12">heap_begin </text:span><text:span text:style-name="T8">+ </text:span><text:span text:style-name="T11">(i </text:span><text:span text:style-name="T8">- </text:span><text:span text:style-name="T12">heap_begin</text:span><text:span text:style-name="T11">) * </text:span><text:span text:style-name="T13">2 </text:span><text:span text:style-name="T8">+ </text:span><text:span text:style-name="T13">2</text:span><text:span text:style-name="T11">;</text:span></text:p>
      <text:p text:style-name="P4"><text:s text:c="8"/><text:span text:style-name="T6">return </text:span><text:span text:style-name="T11">r </text:span><text:span text:style-name="T8">&gt;= </text:span><text:span text:style-name="T12">heap_end </text:span><text:span text:style-name="T11">? </text:span><text:span text:style-name="T12">heap_end </text:span><text:span text:style-name="T11">: r;</text:span></text:p>
      <text:p text:style-name="P4"><text:s text:c="4"/><text:span text:style-name="T11">}</text:span></text:p>
      <text:p text:style-name="P4"><text:s text:c="4"/><text:span text:style-name="T10">Iter </text:span><text:span text:style-name="T11">parent(</text:span><text:span text:style-name="T10">Iter </text:span><text:span text:style-name="T11">i) {</text:span></text:p>
      <text:p text:style-name="P4"><text:s text:c="8"/><text:span text:style-name="T6">return </text:span><text:span text:style-name="T12">heap_begin </text:span><text:span text:style-name="T8">+ </text:span><text:span text:style-name="T11">(i </text:span><text:span text:style-name="T8">- </text:span><text:span text:style-name="T12">heap_begin </text:span><text:span text:style-name="T11">- </text:span><text:span text:style-name="T13">1</text:span><text:span text:style-name="T11">) / </text:span><text:span text:style-name="T13">2</text:span><text:span text:style-name="T11">;</text:span></text:p>
      <text:p text:style-name="P4"><text:s text:c="4"/><text:span text:style-name="T11">}</text:span></text:p>
      <text:p text:style-name="P4"><text:s text:c="4"/><text:span text:style-name="T6">void </text:span><text:span text:style-name="T11">heapify(</text:span><text:span text:style-name="T10">Iter </text:span><text:span text:style-name="T11">e) {</text:span></text:p>
      <text:p text:style-name="P4"><text:s text:c="8"/><text:span text:style-name="T10">Iter </text:span><text:span text:style-name="T11">l = left(e), r = rigth(e);</text:span></text:p>
      <text:p text:style-name="P4"><text:s text:c="8"/><text:span text:style-name="T10">Iter </text:span><text:span text:style-name="T11">largest;</text:span></text:p>
      <text:p text:style-name="P4"><text:s text:c="8"/><text:span text:style-name="T6">if</text:span><text:span text:style-name="T11">(l </text:span><text:span text:style-name="T8">!= </text:span><text:span text:style-name="T12">heap_end </text:span><text:span text:style-name="T6">and </text:span><text:span text:style-name="T8">*</text:span><text:span text:style-name="T11">l &gt; </text:span><text:span text:style-name="T8">*</text:span><text:span text:style-name="T11">e) largest = l;</text:span></text:p>
      <text:p text:style-name="P4"><text:s text:c="8"/><text:span text:style-name="T6">else </text:span><text:span text:style-name="T11">largest = e;</text:span></text:p>
      <text:p text:style-name="P4"><text:s text:c="8"/><text:span text:style-name="T6">if</text:span><text:span text:style-name="T11">(r </text:span><text:span text:style-name="T8">!= </text:span><text:span text:style-name="T12">heap_end </text:span><text:span text:style-name="T6">and </text:span><text:span text:style-name="T8">*</text:span><text:span text:style-name="T11">r &gt; </text:span><text:span text:style-name="T8">*</text:span><text:span text:style-name="T11">largest) largest = r;</text:span></text:p>
      <text:p text:style-name="P4"><text:s text:c="8"/><text:span text:style-name="T6">if</text:span><text:span text:style-name="T11">(largest </text:span><text:span text:style-name="T8">!= </text:span><text:span text:style-name="T11">e) {</text:span></text:p>
      <text:p text:style-name="P4"><text:s text:c="12"/><text:span text:style-name="T8">std</text:span><text:span text:style-name="T11">::swap(</text:span><text:span text:style-name="T8">*</text:span><text:span text:style-name="T11">e, </text:span><text:span text:style-name="T8">*</text:span><text:span text:style-name="T11">largest);</text:span></text:p>
      <text:p text:style-name="P4"><text:s text:c="12"/><text:span text:style-name="T11">heapify(largest);</text:span></text:p>
      <text:p text:style-name="P4"><text:s text:c="8"/><text:span text:style-name="T11">}</text:span></text:p>
      <text:p text:style-name="P4"><text:s text:c="4"/><text:span text:style-name="T11">}</text:span></text:p>
      <text:p text:style-name="P4"><text:s text:c="4"/><text:span text:style-name="T6">void </text:span><text:span text:style-name="T11">build_heap() {</text:span></text:p>
      <text:p text:style-name="P4"><text:s text:c="8"/><text:span text:style-name="T12">heap_end </text:span><text:span text:style-name="T11">= </text:span><text:span text:style-name="T12">array</text:span><text:span text:style-name="T11">.end();</text:span></text:p>
      <text:p text:style-name="P4"><text:s text:c="8"/><text:span text:style-name="T6">for</text:span><text:span text:style-name="T11">(</text:span><text:span text:style-name="T10">Iter </text:span><text:span text:style-name="T11">i = </text:span><text:span text:style-name="T12">heap_begin </text:span><text:span text:style-name="T8">+ </text:span><text:span text:style-name="T11">(</text:span><text:span text:style-name="T12">heap_end</text:span><text:span text:style-name="T8">-</text:span><text:span text:style-name="T12">heap_begin</text:span><text:span text:style-name="T11">)/</text:span><text:span text:style-name="T13">2 </text:span><text:span text:style-name="T8">+ </text:span><text:span text:style-name="T13">1</text:span><text:span text:style-name="T11">; i </text:span><text:span text:style-name="T8">!= </text:span><text:span text:style-name="T12">heap_begin </text:span><text:span text:style-name="T8">- </text:span><text:span text:style-name="T13">1</text:span><text:span text:style-name="T11">; i</text:span><text:span text:style-name="T8">--</text:span><text:span text:style-name="T11">) {</text:span></text:p>
      <text:p text:style-name="P4"><text:s text:c="12"/><text:span text:style-name="T11">heapify(i);</text:span></text:p>
      <text:p text:style-name="P4"><text:s text:c="8"/><text:span text:style-name="T11">}</text:span></text:p>
      <text:p text:style-name="P4"><text:s text:c="4"/><text:span text:style-name="T11">}</text:span></text:p>
      <text:p text:style-name="P4"><text:s text:c="4"/><text:span text:style-name="T8">std</text:span><text:span text:style-name="T11">::</text:span><text:span text:style-name="T8">vector</text:span><text:span text:style-name="T11">&lt;</text:span><text:span text:style-name="T6">long</text:span><text:span text:style-name="T11">&gt;&amp; </text:span><text:span text:style-name="T12">array</text:span><text:span text:style-name="T11">;</text:span></text:p>
      <text:p text:style-name="P4"><text:s text:c="4"/><text:span text:style-name="T10">Iter </text:span><text:span text:style-name="T12">heap_begin</text:span><text:span text:style-name="T11">;</text:span></text:p>
      <text:p text:style-name="P4"><text:soft-page-break/><text:s text:c="4"/><text:span text:style-name="T10">Iter </text:span><text:span text:style-name="T12">heap_end</text:span><text:span text:style-name="T11">;</text:span></text:p>
      <text:p text:style-name="P5">};</text:p>
      <text:p text:style-name="P5"><text:span text:style-name="T5">int </text:span>main() {</text:p>
      <text:p text:style-name="P4"><text:s text:c="4"/><text:span text:style-name="T8">std</text:span><text:span text:style-name="T11">::</text:span><text:span text:style-name="T8">vector</text:span><text:span text:style-name="T11">&lt;</text:span><text:span text:style-name="T6">long</text:span><text:span text:style-name="T11">&gt; array{</text:span><text:span text:style-name="T13">4</text:span><text:span text:style-name="T11">, </text:span><text:span text:style-name="T13">2</text:span><text:span text:style-name="T11">, </text:span><text:span text:style-name="T13">7</text:span><text:span text:style-name="T11">, </text:span><text:span text:style-name="T13">15</text:span><text:span text:style-name="T11">, </text:span><text:span text:style-name="T13">78</text:span><text:span text:style-name="T11">, </text:span><text:span text:style-name="T13">96</text:span><text:span text:style-name="T11">, </text:span><text:span text:style-name="T13">32</text:span><text:span text:style-name="T11">, </text:span><text:span text:style-name="T13">15</text:span><text:span text:style-name="T11">, </text:span><text:span text:style-name="T13">32</text:span><text:span text:style-name="T11">, </text:span><text:span text:style-name="T13">48</text:span><text:span text:style-name="T11">, </text:span><text:span text:style-name="T13">15</text:span><text:span text:style-name="T11">, </text:span><text:span text:style-name="T13">52</text:span><text:span text:style-name="T11">, </text:span><text:span text:style-name="T13">74</text:span><text:span text:style-name="T11">, </text:span><text:span text:style-name="T13">61</text:span><text:span text:style-name="T11">, </text:span><text:span text:style-name="T13">8</text:span><text:span text:style-name="T11">, </text:span><text:span text:style-name="T13">4</text:span><text:span text:style-name="T11">, </text:span><text:span text:style-name="T13">9</text:span><text:span text:style-name="T11">, </text:span><text:span text:style-name="T13">8</text:span><text:span text:style-name="T11">, </text:span><text:span text:style-name="T13">4</text:span><text:span text:style-name="T11">, </text:span><text:span text:style-name="T13">2</text:span><text:span text:style-name="T11">};</text:span></text:p>
      <text:p text:style-name="P4"><text:s text:c="4"/><text:span text:style-name="T8">Heap</text:span><text:span text:style-name="T11">::sort(array);</text:span></text:p>
      <text:p text:style-name="P4"><text:s text:c="4"/><text:span text:style-name="T6">for</text:span><text:span text:style-name="T11">(</text:span><text:span text:style-name="T6">auto </text:span><text:span text:style-name="T11">i : array) {</text:span></text:p>
      <text:p text:style-name="P4"><text:s text:c="8"/><text:span text:style-name="T8">std</text:span><text:span text:style-name="T11">::cout </text:span><text:span text:style-name="T8">&lt;&lt; </text:span><text:span text:style-name="T11">i </text:span><text:span text:style-name="T8">&lt;&lt; </text:span><text:span text:style-name="T4">' '</text:span><text:span text:style-name="T11">;</text:span></text:p>
      <text:p text:style-name="P4"><text:s text:c="4"/><text:span text:style-name="T11">}</text:span></text:p>
      <text:p text:style-name="P4"><text:s text:c="4"/><text:span text:style-name="T8">std</text:span><text:span text:style-name="T11">::cout </text:span><text:span text:style-name="T8">&lt;&lt; std</text:span><text:span text:style-name="T11">::endl;</text:span></text:p>
      <text:p text:style-name="P4"><text:s text:c="4"/><text:span text:style-name="T6">return </text:span><text:span text:style-name="T13">0</text:span><text:span text:style-name="T11">;</text:span></text:p>
      <text:p text:style-name="P3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5:34:28.925411201</meta:creation-date>
    <dc:date>2017-04-28T15:36:40.169206103</dc:date>
    <meta:editing-duration>PT2M11S</meta:editing-duration>
    <meta:editing-cycles>1</meta:editing-cycles>
    <meta:document-statistic meta:table-count="0" meta:image-count="0" meta:object-count="0" meta:page-count="2" meta:paragraph-count="65" meta:word-count="295" meta:character-count="2022" meta:non-whitespace-character-count="1453"/>
    <meta:generator>LibreOffice/5.1.6.2$Linux_X86_64 LibreOffice_project/10m0$Build-2</meta:generator>
  </office:meta>
</office:document-meta>
</file>